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officeooo:rsid="000483ea" officeooo:paragraph-rsid="000483ea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0483ea" officeooo:paragraph-rsid="000483ea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0483ea" officeooo:paragraph-rsid="000483ea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7cee0" officeooo:paragraph-rsid="0007cee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82d6e" officeooo:paragraph-rsid="00082d6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82d6e" officeooo:paragraph-rsid="0012778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d020a" officeooo:paragraph-rsid="000d4c4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d4c44" officeooo:paragraph-rsid="000d4c44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e6d5c" officeooo:paragraph-rsid="000e6d5c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e6d5c" officeooo:paragraph-rsid="000e6d5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100c8a" officeooo:paragraph-rsid="000e6d5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00c8a" officeooo:paragraph-rsid="00100c8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00c8a" officeooo:paragraph-rsid="00100c8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00c8a" officeooo:paragraph-rsid="0018d2d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45439" officeooo:paragraph-rsid="00100c8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45439" officeooo:paragraph-rsid="0014543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2pt" fo:font-style="normal" fo:font-weight="normal" officeooo:rsid="0018ee31" officeooo:paragraph-rsid="0018ee3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483ea" officeooo:paragraph-rsid="000483ea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05ed10" officeooo:paragraph-rsid="0005ed10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ed10" style:font-style-asian="italic" style:font-style-complex="italic"/>
    </style:style>
    <style:style style:name="T3" style:family="text">
      <style:text-properties fo:font-style="italic" officeooo:rsid="00127786" style:font-style-asian="italic" style:font-style-complex="italic"/>
    </style:style>
    <style:style style:name="T4" style:family="text">
      <style:text-properties officeooo:rsid="0009b50c"/>
    </style:style>
    <style:style style:name="T5" style:family="text">
      <style:text-properties officeooo:rsid="000b232a"/>
    </style:style>
    <style:style style:name="T6" style:family="text">
      <style:text-properties officeooo:rsid="000d4c44"/>
    </style:style>
    <style:style style:name="T7" style:family="text">
      <style:text-properties officeooo:rsid="00100c8a"/>
    </style:style>
    <style:style style:name="T8" style:family="text">
      <style:text-properties officeooo:rsid="00127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UG DEL MODULO HYBRID</text:p>
      <text:p text:style-name="P1"/>
      <text:p text:style-name="P2">Questa guida illustra la procedura da eseguire per poter debuggare il modulo Hybrid in locale.</text:p>
      <text:p text:style-name="P2"/>
      <text:p text:style-name="P2">Come primo passo bisogna scaricarsi i seguenti progetti da SVN (presenti nella root del repository sotto la cartella Hybrid):</text:p>
      <text:p text:style-name="P2"/>
      <text:list xml:id="list853018551" text:style-name="L1">
        <text:list-item>
          <text:p text:style-name="P18">Hybrid</text:p>
        </text:list-item>
        <text:list-item>
          <text:p text:style-name="P18">Hybrid-api</text:p>
        </text:list-item>
        <text:list-item>
          <text:p text:style-name="P19">SignerMulti-HybridProject</text:p>
        </text:list-item>
        <text:list-item>
          <text:p text:style-name="P3">I vari <text:span text:style-name="T1">bundle</text:span> da debuggare (ad es. <text:span text:style-name="T1">Hybrid-Bundle-Scan</text:span>, <text:span text:style-name="T1">Hybrid-Bundle-StampaFiles,ecc…</text:span>).</text:p>
        </text:list-item>
      </text:list>
      <text:p text:style-name="P2"/>
      <text:p text:style-name="P4">Tali progetti devono essere tutti aperti all’interno del workspace.</text:p>
      <text:p text:style-name="P4"/>
      <text:p text:style-name="P5"><text:span text:style-name="T7">S</text:span>celto il <text:span text:style-name="T4">bundle</text:span> da debuggare, si <text:span text:style-name="T7">deve</text:span> generare il jar relativo mediante compilazione Maven. Basta una semplice compilazione senza nessuna config specifica, come goal mettere clean package. </text:p>
      <text:p text:style-name="P5"/>
      <text:p text:style-name="P5">Il jar generato all’interno della target <text:span text:style-name="T5">deve</text:span> essere copiato all’interno della cartella</text:p>
      <text:p text:style-name="P5"><text:span text:style-name="T1">WebContent/WEB-INF/hybrid/plugins/</text:span> del progetto <text:span text:style-name="T2">SignerMulti-HybridProject.</text:span></text:p>
      <text:p text:style-name="P5"><text:span text:style-name="T2"/></text:p>
      <text:p text:style-name="P6">Aprire e modificare la classe <text:span text:style-name="T1">com.acme.demo.DemoServlet <text:s/></text:span><text:span text:style-name="T3">(</text:span>del progetto <text:span text:style-name="T2">SignerMulti-HybridProject</text:span><text:span text:style-name="T3">) </text:span><text:span text:style-name="T4">in modo che carichi solamente i bundle interessati (controllare anche se il path del bundle risulta corretto, nome compreso). I restanti bundle non utilizzati possono essere commentati.</text:span></text:p>
      <text:p text:style-name="P5"/>
      <text:p text:style-name="P7">Selezionare il progetto <text:span text:style-name="T2">SignerMulti-HybridProject </text:span>ed eseguirlo su un server (su Eclipse: Run As → Run on Server). <text:s/><text:span text:style-name="T6">Se non si hanno server disponibili, bisognerà preparane uno: </text:span></text:p>
      <text:list xml:id="list357960119" text:style-name="L2">
        <text:list-item>
          <text:p text:style-name="P8">Recuperare un Tomcat da qualche parte.</text:p>
        </text:list-item>
        <text:list-item>
          <text:p text:style-name="P8">Su Eclipse selezionare <text:s/>la scheda server e fare New→ Server. Seguire la procedura guidata per importare il server recuperato in precedenza.</text:p>
        </text:list-item>
        <text:list-item>
          <text:p text:style-name="P9">Prima di far girare per la prima volta il progetto all’interno del server, è necessario modificare le impostazioni di quest’ultimo in modo che Eclipse abbia il totale controllo del server. In tal caso aprire le impostazioni dal server (open) e selezionare la voce “<text:span text:style-name="T1">Use Tomcat installation (takes control of Tomcat installation)</text:span>” <text:span text:style-name="T8">e salvare tutto. Annotarsi la porta del server, servirà nel passo successivo.</text:span></text:p>
        </text:list-item>
      </text:list>
      <text:p text:style-name="P10"/>
      <text:p text:style-name="P11"/>
      <text:p text:style-name="P12">Una volta startato il server, è necessario far partire il modulo Hybrid facendolo puntare all’indirizzo del server. Per fare questa operazione basta preparare una configurazione Java Application con le seguenti caratteristiche ed eseguirla in modalità debug:</text:p>
      <text:list xml:id="list3314100804" text:style-name="L3">
        <text:list-item>
          <text:p text:style-name="P13">Project: <text:span text:style-name="T1">Hybrid</text:span></text:p>
        </text:list-item>
        <text:list-item>
          <text:p text:style-name="P13">Main Class: <text:span text:style-name="T1">it.eng.areas.hybrid.Main</text:span></text:p>
        </text:list-item>
        <text:list-item>
          <text:p text:style-name="P13">Program arguments: <text:s/><text:span text:style-name="T1">http://localhost:XXXX/SignerMulti-HybridProject/hybrid/</text:span> <text:s text:c="2"/>(dove XXXX corrisponde alla porta dove è stato startato il server in precedenza).</text:p>
        </text:list-item>
      </text:list>
      <text:p text:style-name="P12"/>
      <text:p text:style-name="P15"/>
      <text:p text:style-name="P16">Per concludere, basta aprire il bundle interessato dalla lista dei bundle che comparirà alla pagina </text:p>
      <text:p text:style-name="P14"><text:span text:style-name="T1">http://localhost:XXXX/SignerMulti-HybridProject/</text:span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7"><text:span text:style-name="T1">(Documento stilato in data 12/08/2019. Per ulteriori dettagli chiedere a Federico Cacco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2:03:36.043000000</meta:creation-date>
    <dc:date>2019-08-12T14:23:53.587000000</dc:date>
    <meta:editing-duration>PT49M17S</meta:editing-duration>
    <meta:editing-cycles>19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3" meta:word-count="349" meta:character-count="2545" meta:non-whitespace-character-count="2220"/>
  </office:meta>
</office:document-meta>
</file>